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in" fo:margin-left="0.9625in" fo:margin-right="0.9625in" table:align="margins"/>
    </style:style>
    <style:style style:name="Table1.A" style:family="table-column">
      <style:table-column-properties style:column-width="2.5in" style:rel-column-width="32767*"/>
    </style:style>
    <style:style style:name="Table1.B" style:family="table-column">
      <style:table-column-properties style:column-width="2.5in" style:rel-column-width="32768*"/>
    </style:style>
    <style:style style:name="Table1.A1" style:family="table-cell">
      <style:table-cell-properties fo:padding-left="0.0201in" fo:padding-right="0.1201in" fo:padding-top="0.0201in" fo:padding-bottom="0.0201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-left="0.1201in" fo:padding-right="0.0201in" fo:padding-top="0.0201in" fo:padding-bottom="0.0201in" fo:border="0.0007in solid #000000"/>
    </style:style>
    <style:style style:name="Table1.A2" style:family="table-cell">
      <style:table-cell-properties fo:padding-left="0.0201in" fo:padding-right="0.1201in" fo:padding-top="0.0201in" fo:padding-bottom="0.0201in" fo:border-left="0.0007in solid #000000" fo:border-right="none" fo:border-top="none" fo:border-bottom="0.0007in solid #000000"/>
    </style:style>
    <style:style style:name="Table1.B2" style:family="table-cell">
      <style:table-cell-properties fo:padding-left="0.1201in" fo:padding-right="0.0201in" fo:padding-top="0.0201in" fo:padding-bottom="0.0201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vbrateimage</text:span><text:span text:style-name="T2"> (aka </text:span><text:span text:style-name="T1">vbri</text:span><text:span text:style-name="T2">)</text:span> Quick Reference</text:p>
      <text:p text:style-name="Standard"/>
      <text:list xml:id="list1555522285" text:style-name="L1">
        <text:list-item>
          <text:p text:style-name="P2">To get started, run the program and select the config file called something like <text:span text:style-name="T1">vbri.conf</text:span>. After a few seconds, you'll see a window with two brain images: on the left, a template with a lesion fragment superimposed in red, and on the right a patient's original scan. <text:s/>Between the images is your current numerical and text rating (initially 0/unrated), as well as a little area in which you can type notes. <text:s/>On the bottom of the screen is a slider for you to adjust your rating and another slider for you to move from image to image. <text:s/>The idea is to use these side-by-side views to decide whether or not each fragment is properly included in or excluded from the lesion.</text:p>
        </text:list-item>
        <text:list-item>
          <text:p text:style-name="P2">Bear in mind that each lesion fragment is a contiguous area of disagreement between the two methods. <text:s/>So if it seems like it's right on the edge, rate it 4 (neutral).</text:p>
        </text:list-item>
        <text:list-item>
          <text:p text:style-name="P2">When you view each lesion fragment, it will initially start you on the most inferior axial slice in which the lesion appears. <text:s/>If you can't see any lesion, you may need to go up a slice or two. <text:s/>If you want to switch views to coronal or sagittal, make sure you first position the crosshairs appropriately. <text:s/>If you lose the lesion, you can use the Home key (or 'o') to return to the original spot.</text:p>
        </text:list-item>
        <text:list-item>
          <text:p text:style-name="P2">Every time you change images, vbrateimage appends your rating for the image you were just working on to a file called <text:span text:style-name="T1">vbri.log</text:span><text:span text:style-name="T2">, so you should never lose work if the program crashes or your machine shuts down unexpectedly.</text:span></text:p>
        </text:list-item>
        <text:list-item>
          <text:p text:style-name="P2">When you're done rating images, just quit the program by closing the window. <text:s/>Every time you quit, vbrateimage saves a config file called <text:span text:style-name="T1">check_XXX.conf</text:span>, where XXX is a number from 000 to 999. <text:s/>The highest number you see is the most recent one saved. <text:s/>By loading the most recent checkpoint file, you can pick up where you left off without losing your already-rated images.</text:p>
        </text:list-item>
        <text:list-item>
          <text:p text:style-name="P2">vbri never overwrites data.</text:p>
        </text:list-item>
      </text:list>
      <text:p text:style-name="Standard"/>
      <text:p text:style-name="Standard"/>
      <text:p text:style-name="Standard">The following keyboard shortcuts will work in vbrateimage (you may have to click on the brain image first)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p/down slice</text:p>
          </table:table-cell>
          <table:table-cell table:style-name="Table1.B1" office:value-type="string">
            <text:p text:style-name="Table_20_Contents">up/down arrows</text:p>
            <text:p text:style-name="Table_20_Contents">or z/x</text:p>
            <text:p text:style-name="Table_20_Contents">or the mouse wheel</text:p>
          </table:table-cell>
        </table:table-row>
        <table:table-row>
          <table:table-cell table:style-name="Table1.A2" office:value-type="string">
            <text:p text:style-name="P1">magnify</text:p>
          </table:table-cell>
          <table:table-cell table:style-name="Table1.B2" office:value-type="string">
            <text:p text:style-name="Table_20_Contents">-/+</text:p>
          </table:table-cell>
        </table:table-row>
        <table:table-row>
          <table:table-cell table:style-name="Table1.A2" office:value-type="string">
            <text:p text:style-name="P1">show/hide crosshairs</text:p>
          </table:table-cell>
          <table:table-cell table:style-name="Table1.B2" office:value-type="string">
            <text:p text:style-name="Table_20_Contents">spacebar</text:p>
          </table:table-cell>
        </table:table-row>
        <table:table-row>
          <table:table-cell table:style-name="Table1.A2" office:value-type="string">
            <text:p text:style-name="P1">set rating</text:p>
          </table:table-cell>
          <table:table-cell table:style-name="Table1.B2" office:value-type="string">
            <text:p text:style-name="Table_20_Contents">1-7 to rate, 0 to mark unrated</text:p>
          </table:table-cell>
        </table:table-row>
        <table:table-row>
          <table:table-cell table:style-name="Table1.A2" office:value-type="string">
            <text:p text:style-name="P1">axial view</text:p>
          </table:table-cell>
          <table:table-cell table:style-name="Table1.B2" office:value-type="string">
            <text:p text:style-name="Table_20_Contents">F1</text:p>
          </table:table-cell>
        </table:table-row>
        <table:table-row>
          <table:table-cell table:style-name="Table1.A2" office:value-type="string">
            <text:p text:style-name="P1">coronal view</text:p>
          </table:table-cell>
          <table:table-cell table:style-name="Table1.B2" office:value-type="string">
            <text:p text:style-name="Table_20_Contents">F2</text:p>
          </table:table-cell>
        </table:table-row>
        <table:table-row>
          <table:table-cell table:style-name="Table1.A2" office:value-type="string">
            <text:p text:style-name="P1">sagittal view</text:p>
          </table:table-cell>
          <table:table-cell table:style-name="Table1.B2" office:value-type="string">
            <text:p text:style-name="Table_20_Contents">F3</text:p>
          </table:table-cell>
        </table:table-row>
        <table:table-row>
          <table:table-cell table:style-name="Table1.A2" office:value-type="string">
            <text:p text:style-name="P1">tri-view</text:p>
          </table:table-cell>
          <table:table-cell table:style-name="Table1.B2" office:value-type="string">
            <text:p text:style-name="Table_20_Contents">F4</text:p>
          </table:table-cell>
        </table:table-row>
        <table:table-row>
          <table:table-cell table:style-name="Table1.A2" office:value-type="string">
            <text:p text:style-name="P1">multi-slice view</text:p>
          </table:table-cell>
          <table:table-cell table:style-name="Table1.B2" office:value-type="string">
            <text:p text:style-name="Table_20_Contents">F5</text:p>
          </table:table-cell>
        </table:table-row>
        <table:table-row>
          <table:table-cell table:style-name="Table1.A2" office:value-type="string">
            <text:p text:style-name="P1">return to original position</text:p>
          </table:table-cell>
          <table:table-cell table:style-name="Table1.B2" office:value-type="string">
            <text:p text:style-name="Table_20_Contents">Home key or o</text:p>
          </table:table-cell>
        </table:table-row>
      </table:table>
      <text:p text:style-name="Standard"/>
      <text:p text:style-name="Standard">The following features are planned:</text:p>
      <text:list xml:id="list1610584572" text:style-name="L2">
        <text:list-item>
          <text:p text:style-name="P3">brightness/contrast controls</text:p>
        </text:list-item>
        <text:list-item>
          <text:p text:style-name="P3">show/hide lesion</text:p>
        </text:list-item>
        <text:list-item>
          <text:p text:style-name="P3">slider to change images is inconvenient and makes it easy to miss 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0:02:57</meta:creation-date>
    <dc:date>2009-11-06T12:37:17</dc:date>
    <meta:editing-duration>PT01H00M42S</meta:editing-duration>
    <meta:editing-cycles>32</meta:editing-cycles>
    <meta:generator>OpenOffice.org/3.1$Unix OpenOffice.org_project/310m19$Build-9420</meta:generator>
    <dc:title>vbrateimage refcard</dc:title>
    <dc:creator>Dan Kimberg</dc:creator>
    <meta:document-statistic meta:table-count="1" meta:image-count="0" meta:object-count="0" meta:page-count="1" meta:paragraph-count="34" meta:word-count="433" meta:character-count="2392"/>
  </office:meta>
</office:document-meta>
</file>